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9000000411FAE20E0.png" manifest:media-type="image/pn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124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2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743cm" table:align="left" style:writing-mode="lr-tb"/>
    </style:style>
    <style:style style:name="Tabela2.A" style:family="table-column">
      <style:table-column-properties style:column-width="15.74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5.743cm" table:align="left" style:writing-mode="lr-tb"/>
    </style:style>
    <style:style style:name="Tabela4.A" style:family="table-column">
      <style:table-column-properties style:column-width="15.743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="0.1pt solid #000000" style:writing-mode="lr-tb"/>
    </style:style>
    <style:style style:name="Tabela4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P4" style:family="paragraph" style:parent-style-name="LO-Normal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LO-Normal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fo:font-size="10pt" fo:font-weight="normal" officeooo:rsid="001c0c23" officeooo:paragraph-rsid="001e1cc9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LO-Normal">
      <style:paragraph-properties fo:line-height="100%"/>
    </style:style>
    <style:style style:name="P8" style:family="paragraph" style:parent-style-name="LO-Normal">
      <style:paragraph-properties fo:line-height="100%">
        <style:tab-stops>
          <style:tab-stop style:position="1.016cm"/>
        </style:tab-stops>
      </style:paragraph-properties>
    </style:style>
    <style:style style:name="P9" style:family="paragraph" style:parent-style-name="Espaço_5f_capa">
      <style:text-properties fo:font-size="36pt" fo:background-color="#ff0000" style:font-size-asian="36pt"/>
    </style:style>
    <style:style style:name="P10" style:family="paragraph" style:parent-style-name="campo1">
      <style:paragraph-properties fo:text-align="center" style:justify-single-word="false"/>
    </style:style>
    <style:style style:name="P11" style:family="paragraph" style:parent-style-name="Texto_20_tabela">
      <style:paragraph-properties fo:text-align="center" style:justify-single-word="false" style:snap-to-layout-grid="false"/>
    </style:style>
    <style:style style:name="P12" style:family="paragraph" style:parent-style-name="Texto_20_tabela">
      <style:paragraph-properties fo:text-align="center" style:justify-single-word="false" style:snap-to-layout-grid="false"/>
      <style:text-properties officeooo:rsid="001de701" officeooo:paragraph-rsid="001de701"/>
    </style:style>
    <style:style style:name="P13" style:family="paragraph" style:parent-style-name="Corpo_20_de_20_texto">
      <style:paragraph-properties fo:text-align="center" style:justify-single-word="false"/>
    </style:style>
    <style:style style:name="P14" style:family="paragraph" style:parent-style-name="LO-Normal3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15" style:family="paragraph" style:parent-style-name="LO-Normal3">
      <style:paragraph-properties fo:text-align="center" style:justify-single-word="false"/>
    </style:style>
    <style:style style:name="P16" style:family="paragraph" style:parent-style-name="LO-Normal3">
      <style:paragraph-properties fo:text-align="center" style:justify-single-word="false"/>
      <style:text-properties officeooo:paragraph-rsid="001de701"/>
    </style:style>
    <style:style style:name="P17" style:family="paragraph" style:parent-style-name="Standard">
      <style:text-properties style:font-name="Arial1" fo:font-weight="normal" officeooo:rsid="001c0c23" officeooo:paragraph-rsid="001c0c23" style:font-weight-asian="normal" style:font-weight-complex="normal"/>
    </style:style>
    <style:style style:name="P18" style:family="paragraph" style:parent-style-name="Standard">
      <style:text-properties officeooo:paragraph-rsid="001e1cc9"/>
    </style:style>
    <style:style style:name="P19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  <style:text-properties officeooo:paragraph-rsid="001e1cc9"/>
    </style:style>
    <style:style style:name="P20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style:font-weight-asian="normal" style:font-weight-complex="normal"/>
    </style:style>
    <style:style style:name="P21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officeooo:paragraph-rsid="00197e34" style:font-weight-asian="normal" style:font-weight-complex="normal"/>
    </style:style>
    <style:style style:name="P22" style:family="paragraph" style:parent-style-name="Heading_20_2">
      <style:paragraph-properties fo:line-height="100%">
        <style:tab-stops>
          <style:tab-stop style:position="1.016cm"/>
        </style:tab-stops>
      </style:paragraph-properties>
    </style:style>
    <style:style style:name="P23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82832"/>
    </style:style>
    <style:style style:name="P24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e1cc9"/>
    </style:style>
    <style:style style:name="P25" style:family="paragraph" style:parent-style-name="Heading_20_2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officeooo:paragraph-rsid="001e1cc9"/>
    </style:style>
    <style:style style:name="P26" style:family="paragraph" style:parent-style-name="Heading_20_1" style:list-style-name="">
      <style:paragraph-properties fo:margin-left="0cm" fo:margin-right="0cm" fo:text-indent="0cm" style:auto-text-indent="false"/>
    </style:style>
    <style:style style:name="P27" style:family="paragraph" style:parent-style-name="Heading_20_1" style:list-style-name="WW8Num2">
      <style:paragraph-properties fo:margin-top="0.635cm" fo:margin-bottom="0.423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rsid="001e1cc9" officeooo:paragraph-rsid="001e1cc9" fo:hyphenate="false" fo:hyphenation-remain-char-count="2" fo:hyphenation-push-char-count="2"/>
    </style:style>
    <style:style style:name="P28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fo:hyphenate="false" fo:hyphenation-remain-char-count="2" fo:hyphenation-push-char-count="2"/>
    </style:style>
    <style:style style:name="P29" style:family="paragraph" style:parent-style-name="Heading_20_3">
      <style:paragraph-properties fo:line-height="100%">
        <style:tab-stops>
          <style:tab-stop style:position="1.27cm"/>
        </style:tab-stops>
      </style:paragraph-properties>
    </style:style>
    <style:style style:name="P30" style:family="paragraph" style:parent-style-name="Heading_20_3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</style:style>
    <style:style style:name="P31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  <style:text-properties officeooo:paragraph-rsid="001e5c47"/>
    </style:style>
    <style:style style:name="P32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  <style:text-properties officeooo:paragraph-rsid="001e5c47"/>
    </style:style>
    <style:style style:name="P33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  <style:text-properties officeooo:rsid="001f41c4" officeooo:paragraph-rsid="001f41c4"/>
    </style:style>
    <style:style style:name="P34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</style:style>
    <style:style style:name="P35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1e1cc9"/>
    </style:style>
    <style:style style:name="P36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7" style:family="paragraph" style:parent-style-name="Espaço_5f_capa" style:master-page-name="Standard">
      <style:paragraph-properties fo:margin-top="0.212cm" fo:margin-bottom="0.212cm" style:contextual-spacing="false" fo:text-align="justify" style:justify-single-word="false" style:page-number="1" fo:break-before="page"/>
    </style:style>
    <style:style style:name="P38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39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fo:hyphenate="false" fo:hyphenation-remain-char-count="2" fo:hyphenation-push-char-count="2"/>
    </style:style>
    <style:style style:name="P40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</style:style>
    <style:style style:name="T1" style:family="text">
      <style:text-properties style:font-name-asian="Arial"/>
    </style:style>
    <style:style style:name="T2" style:family="text">
      <style:text-properties officeooo:rsid="001de701" style:font-name-asian="Arial"/>
    </style:style>
    <style:style style:name="T3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4" style:family="text">
      <style:text-properties fo:font-variant="normal" fo:text-transform="none" fo:color="#000000" style:font-name="arial" fo:font-size="10pt" fo:letter-spacing="normal" fo:font-style="normal" fo:font-weight="normal" officeooo:rsid="001c0c23" style:font-size-asian="10pt" style:font-style-asian="normal" style:font-weight-asian="normal" style:font-name-complex="arial" style:font-size-complex="10pt"/>
    </style:style>
    <style:style style:name="T5" style:family="text">
      <style:text-properties fo:font-variant="normal" fo:text-transform="none" fo:color="#000000" style:font-name="arial" fo:font-size="10pt" fo:letter-spacing="normal" fo:font-style="normal" fo:font-weight="normal" officeooo:rsid="001e5c47" style:font-size-asian="10pt" style:font-style-asian="normal" style:font-weight-asian="normal" style:font-name-complex="arial" style:font-size-complex="10pt"/>
    </style:style>
    <style:style style:name="T6" style:family="text">
      <style:text-properties fo:font-variant="normal" fo:text-transform="none" fo:color="#000000" style:font-name="arial" fo:font-size="10pt" fo:letter-spacing="normal" fo:font-style="normal" fo:font-weight="normal" officeooo:rsid="001f41c4" style:font-size-asian="10pt" style:font-style-asian="normal" style:font-weight-asian="normal" style:font-name-complex="arial" style:font-size-complex="10pt"/>
    </style:style>
    <style:style style:name="T7" style:family="text">
      <style:text-properties fo:font-size="15pt" style:font-name-asian="Arial" style:font-size-asian="15pt" style:font-size-complex="15pt"/>
    </style:style>
    <style:style style:name="T8" style:family="text">
      <style:text-properties fo:font-size="15pt" officeooo:rsid="0016d7d2" style:font-name-asian="Arial" style:font-size-asian="15pt" style:font-size-complex="15pt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Liberation Sans" fo:font-size="15pt" fo:font-style="normal" fo:font-weight="bold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1" style:family="text">
      <style:text-properties style:font-name="Liberation Sans" fo:font-size="15pt" fo:font-style="normal" fo:font-weight="bold" officeooo:rsid="001de701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2" style:family="text">
      <style:text-properties style:font-name="Liberation Sans" fo:font-size="15pt" fo:font-style="normal" fo:font-weight="bold" officeooo:rsid="001e1cc9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3" style:family="text"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e1cc9" style:font-weight-asian="normal" style:font-weight-complex="normal"/>
    </style:style>
    <style:style style:name="T16" style:family="text">
      <style:text-properties fo:font-weight="normal" style:font-name-asian="Arial" style:font-weight-asian="normal" style:font-weight-complex="normal"/>
    </style:style>
    <style:style style:name="T17" style:family="text">
      <style:text-properties fo:font-style="italic" fo:font-weight="normal" style:font-style-asian="italic" style:font-weight-asian="normal" style:font-weight-complex="normal"/>
    </style:style>
    <style:style style:name="T18" style:family="text">
      <style:text-properties fo:font-style="italic" fo:font-weight="normal" style:font-name-asian="Arial" style:font-style-asian="italic" style:font-weight-asian="normal" style:font-weight-complex="normal"/>
    </style:style>
    <style:style style:name="T19" style:family="text">
      <style:text-properties fo:color="#000000" fo:font-size="10pt" style:font-size-asian="10pt" style:font-name-complex="Times New Roman" style:font-size-complex="10pt"/>
    </style:style>
    <style:style style:name="T20" style:family="text">
      <style:text-properties fo:color="#000000" fo:font-size="10pt" officeooo:rsid="0016d7d2" style:font-size-asian="10pt" style:font-name-complex="Times New Roman" style:font-size-complex="10pt"/>
    </style:style>
    <style:style style:name="T21" style:family="text">
      <style:text-properties fo:color="#000000" fo:font-size="10pt" officeooo:rsid="001e5c47" style:font-size-asian="10pt" style:font-name-complex="Times New Roman" style:font-size-complex="10pt"/>
    </style:style>
    <style:style style:name="T22" style:family="text">
      <style:text-properties fo:color="#000000" fo:font-size="10pt" officeooo:rsid="001f41c4" style:font-size-asian="10pt" style:font-name-complex="Times New Roman" style:font-size-complex="10pt"/>
    </style:style>
    <style:style style:name="T23" style:family="text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4" style:family="text">
      <style:text-properties fo:color="#000000" style:font-name="arial" fo:font-size="10pt" fo:font-weight="normal" officeooo:rsid="00182832" style:font-size-asian="10pt" style:font-weight-asian="normal" style:font-name-complex="arial" style:font-size-complex="10pt" style:font-weight-complex="normal"/>
    </style:style>
    <style:style style:name="T25" style:family="text">
      <style:text-properties fo:color="#000000" officeooo:rsid="001e5c47" style:font-name-complex="Times New Roman"/>
    </style:style>
    <style:style style:name="T26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bold" officeooo:rsid="001e1cc9" style:font-size-asian="15pt" style:font-style-asian="normal" style:font-weight-asian="bold" style:font-name-complex="Liberation Sans" style:font-size-complex="15pt" style:font-style-complex="normal" style:font-weight-complex="bold" style:text-emphasize="none"/>
    </style:style>
    <style:style style:name="T27" style:family="text">
      <style:text-properties fo:color="#000000" style:font-name="Arial2" officeooo:rsid="001d5f2a" style:font-name-complex="Arial3"/>
    </style:style>
    <style:style style:name="T28" style:family="text">
      <style:text-properties fo:color="#000000" style:font-name="Arial2" officeooo:rsid="001e1d76" style:font-name-complex="Arial3"/>
    </style:style>
    <style:style style:name="T29" style:family="text">
      <style:text-properties fo:color="#000000" style:font-name="Arial2" fo:font-size="10pt" officeooo:rsid="001e1d76" style:font-name-asian="Arial" style:font-size-asian="10pt" style:font-name-complex="Arial3" style:font-size-complex="10pt"/>
    </style:style>
    <style:style style:name="T30" style:family="text">
      <style:text-properties fo:color="#000000" style:font-name="Arial2" fo:font-size="10pt" officeooo:rsid="001f41c4" style:font-name-asian="Arial" style:font-size-asian="10pt" style:font-name-complex="Arial3" style:font-size-complex="10pt"/>
    </style:style>
    <style:style style:name="T31" style:family="text">
      <style:text-properties fo:color="#000000" style:font-name="Arial2" fo:font-size="10pt" fo:font-weight="normal" officeooo:rsid="001e1d76" style:font-name-asian="Arial" style:font-size-asian="10pt" style:font-weight-asian="normal" style:font-name-complex="Arial3" style:font-size-complex="10pt" style:font-weight-complex="normal"/>
    </style:style>
    <style:style style:name="T32" style:family="text">
      <style:text-properties fo:color="#000000" style:font-name="Arial2" fo:font-size="10pt" fo:font-weight="normal" officeooo:rsid="0022575c" style:font-name-asian="Arial" style:font-size-asian="10pt" style:font-weight-asian="normal" style:font-name-complex="Arial3" style:font-size-complex="10pt" style:font-weight-complex="normal"/>
    </style:style>
    <style:style style:name="T33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34" style:family="text">
      <style:text-properties style:font-name="Arial" fo:font-weight="normal" officeooo:rsid="001de701" style:font-name-asian="Arial" style:font-weight-asian="normal" style:font-name-complex="Arial" style:font-weight-complex="normal"/>
    </style:style>
    <style:style style:name="T35" style:family="text">
      <style:text-properties style:font-name="Arial" fo:font-weight="normal" officeooo:rsid="001e1cc9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9"/>
      <text:p text:style-name="P10"><text:span text:style-name="Fonte_20_parág._20_padrão"><text:span text:style-name="T3"><text:s text:c="3"/></text:span></text:span></text:p>
      <text:p text:style-name="P14">Documento de Especificação de Caso de Uso </text:p>
      <text:p text:style-name="P15"/>
      <text:p text:style-name="P13"><text:span text:style-name="Fonte_20_parág._20_padrão"><text:span text:style-name="T7">GP– Gestão </text:span></text:span><text:span text:style-name="Fonte_20_parág._20_padrão"><text:span text:style-name="T8">de Pessoas</text:span></text:span></text:p>
      <text:p text:style-name="P15"/>
      <text:p text:style-name="P16"><text:span text:style-name="Fonte_20_parág._20_padrão"><text:span text:style-name="T10">UC</text:span></text:span><text:span text:style-name="Fonte_20_parág._20_padrão"><text:span text:style-name="T11">1</text:span></text:span><text:span text:style-name="Fonte_20_parág._20_padrão"><text:span text:style-name="T12">3</text:span></text:span><text:span text:style-name="Fonte_20_parág._20_padrão"><text:span text:style-name="T10"> – </text:span></text:span><text:span text:style-name="Fonte_20_parág._20_padrão"><text:span text:style-name="T26">Selecionar Turma</text:span></text:span></text:p>
      <text:p text:style-name="P15"><text:span text:style-name="Fonte_20_parág._20_padrão"><text:span text:style-name="T10"/></text:span></text:p>
      <text:h text:style-name="P26" text:outline-level="1"><text:bookmark-start text:name="__RefHeading__137_1511968741"/><text:bookmark-start text:name="__RefHeading__224_316480181"/><text:bookmark-start text:name="__RefHeading__91_349077762"/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246_309531963"/><text:bookmark text:name="_Ref89052436"/><text:span text:style-name="Fonte_20_parág._20_padrão"><text:span text:style-name="T9">Histórico</text:span></text:span><text:bookmark-end text:name="__RefHeading__137_1511968741"/><text:bookmark-end text:name="__RefHeading__224_316480181"/><text:bookmark-end text:name="__RefHeading__91_349077762"/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246_309531963"/></text:h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2">13/04/2015</text:p>
          </table:table-cell>
          <table:table-cell table:style-name="Tabela1.A1" office:value-type="string">
            <text:p text:style-name="P11">1.0</text:p>
          </table:table-cell>
          <table:table-cell table:style-name="Tabela1.A1" office:value-type="string">
            <text:p text:style-name="P12">Beatriz Brito do Rêgo</text:p>
          </table:table-cell>
          <table:table-cell table:style-name="Tabela1.D1" office:value-type="string">
            <text:p text:style-name="P38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D3" office:value-type="string">
            <text:p text:style-name="P38"/>
          </table:table-cell>
        </table:table-row>
        <table:table-row table:style-name="Tabela1.1"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D3" office:value-type="string">
            <text:p text:style-name="P39"/>
          </table:table-cell>
        </table:table-row>
      </table:table>
      <text:section text:style-name="Sect1" text:name="Seção1">
        <text:p text:style-name="P4"/>
        <text:p text:style-name="P4"><text:bookmark-start text:name="_Ref439573339"/><text:bookmark-start text:name="_Ref418497390"/><text:span text:style-name="Fonte_20_parág._20_padrão"><text:span text:style-name="T13">Especificação de casos de uso</text:span></text:span></text:p>
        <text:list xml:id="list4613752715657960710" text:style-name="WW8Num2">
          <text:list-item>
            <text:h text:style-name="P27" text:outline-level="1">Selecionar turma<text:tab/><text:bookmark-start text:name="__RefHeading__141_1511968741"/><text:bookmark-start text:name="__RefHeading__228_316480181"/><text:bookmark-start text:name="__RefHeading__95_349077762"/><text:bookmark-start text:name="__RefHeading__7639_1906137012"/><text:bookmark-start text:name="__RefHeading__250_309531963"/><text:bookmark-start text:name="__RefHeading__143_1511968741"/><text:bookmark-start text:name="__RefHeading__230_316480181"/><text:bookmark-start text:name="__RefHeading__97_349077762"/><text:bookmark-start text:name="__RefHeading__7641_1906137012"/><text:bookmark-start text:name="__RefHeading__252_309531963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1_1275273786"/><text:bookmark-start text:name="__RefHeading__53_178789685"/><text:bookmark-start text:name="__RefHeading__476_490762481"/><text:bookmark-start text:name="__RefHeading__452_1105478727"/></text:h>
            <text:list>
              <text:list-item>
                <text:h text:style-name="P20" text:outline-level="2"><text:bookmark-start text:name="__RefHeading__147_1511968741"/><text:bookmark-start text:name="__RefHeading__234_316480181"/><text:bookmark-start text:name="__RefHeading__101_349077762"/><text:bookmark-start text:name="__RefHeading__7645_1906137012"/><text:bookmark-start text:name="__RefHeading__256_309531963"/><text:bookmark-start text:name="__RefHeading__55_178789685"/><text:bookmark-start text:name="__RefHeading__454_1105478727"/><text:bookmark-start text:name="__RefHeading__478_490762481"/><text:bookmark-start text:name="__RefHeading__73_1275273786"/>Descrição</text:h>
              </text:list-item>
            </text:list>
          </text:list-item>
        </text:list>
        <text:p text:style-name="P19"><text:span text:style-name="Fonte_20_parág._20_padrão"><text:span text:style-name="T29">Definir qual determinada turma </text:span></text:span><text:span text:style-name="Fonte_20_parág._20_padrão"><text:span text:style-name="T30">que o</text:span></text:span><text:span text:style-name="Fonte_20_parág._20_padrão"><text:span text:style-name="T29"> estagiário será cadastrado.</text:span></text:span></text:p>
        <text:list xml:id="list112934868515815" text:continue-numbering="true" text:style-name="WW8Num2">
          <text:list-item>
            <text:list>
              <text:list-item>
                <text:h text:style-name="P22" text:outline-level="2"><text:bookmark-start text:name="__RefHeading__149_1511968741"/><text:bookmark-start text:name="__RefHeading__236_316480181"/><text:bookmark-start text:name="__RefHeading__103_349077762"/><text:bookmark-start text:name="__RefHeading__7647_1906137012"/><text:bookmark-start text:name="__RefHeading__260_309531963"/><text:bookmark-start text:name="__RefHeading__57_178789685"/><text:bookmark-start text:name="__RefHeading__456_1105478727"/><text:bookmark-start text:name="__RefHeading__480_490762481"/><text:bookmark-start text:name="__RefHeading__75_1275273786"/><text:span text:style-name="T14">Atores</text:span><text:span text:style-name="Fonte_20_parág._20_padrão"><text:span text:style-name="T16"> </text:span></text:span><text:span text:style-name="T14">Envolvidos</text:span></text:h>
              </text:list-item>
            </text:list>
          </text:list-item>
        </text:list>
        <text:p text:style-name="P7"><text:bookmark-start text:name="_Ref88992566"/>Os<text:span text:style-name="Fonte_20_parág._20_padrão"><text:span text:style-name="T1"> </text:span></text:span>atores<text:span text:style-name="Fonte_20_parág._20_padrão"><text:span text:style-name="T1"> </text:span></text:span>envolvidos<text:span text:style-name="Fonte_20_parág._20_padrão"><text:span text:style-name="T1"> </text:span></text:span>são<text:span text:style-name="Fonte_20_parág._20_padrão"><text:span text:style-name="T1">: </text:span></text:span><text:span text:style-name="Fonte_20_parág._20_padrão"><text:span text:style-name="T2">Estagiário</text:span></text:span><text:span text:style-name="Fonte_20_parág._20_padrão"><text:span text:style-name="T1">.</text:span></text:span></text:p>
        <text:list xml:id="list112934321656464" text:continue-numbering="true" text:style-name="WW8Num2">
          <text:list-item>
            <text:list>
              <text:list-item>
                <text:h text:style-name="P22" text:outline-level="2"><text:bookmark-start text:name="__RefHeading__151_1511968741"/><text:bookmark-start text:name="__RefHeading__238_316480181"/><text:bookmark-start text:name="__RefHeading__105_349077762"/><text:bookmark-start text:name="__RefHeading__7695_1906137012"/><text:bookmark-start text:name="__RefHeading__262_309531963"/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Ref162424072"/><text:span text:style-name="T14">Fluxo</text:span><text:span text:style-name="Fonte_20_parág._20_padrão"><text:span text:style-name="T16"> </text:span></text:span><text:span text:style-name="T14">Básico Específico</text:span><text:span text:style-name="Fonte_20_parág._20_padrão"><text:span text:style-name="T16"> Visualizar Projetos </text:span></text:span><text:span text:style-name="T14">(</text:span><text:span text:style-name="Fonte_20_parág._20_padrão"><text:span text:style-name="T17">Happy</text:span></text:span><text:span text:style-name="Fonte_20_parág._20_padrão"><text:span text:style-name="T18"> </text:span></text:span><text:span text:style-name="Fonte_20_parág._20_padrão"><text:span text:style-name="T17">Day</text:span></text:span><text:span text:style-name="T14">)</text:span><text:bookmark-end text:name="_Ref162424072"/><text:span text:style-name="T14"> </text:span></text:h>
              </text:list-item>
            </text:list>
          </text:list-item>
        </text:list>
        <text:p text:style-name="P8"/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list xml:id="list2137773502077420881" text:style-name="WW8Num15">
                <text:list-item>
                  <text:p text:style-name="P31"><text:span text:style-name="Fonte_20_parág._20_padrão"><text:span text:style-name="T20"><text:s text:c="2"/>Ator </text:span></text:span><text:span text:style-name="Fonte_20_parág._20_padrão"><text:span text:style-name="T21">informa </text:span></text:span><text:span text:style-name="Fonte_20_parág._20_padrão"><text:span text:style-name="T22">os dados</text:span></text:span><text:span text:style-name="Fonte_20_parág._20_padrão"><text:span text:style-name="T21"> </text:span></text:span><text:span text:style-name="Fonte_20_parág._20_padrão"><text:span text:style-name="T22">de contas pessoais (Github, Redmine, Turma)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12934766545083" text:continue-numbering="true" text:style-name="WW8Num15">
                <text:list-item>
                  <text:p text:style-name="P40"><text:span text:style-name="Fonte_20_parág._20_padrão"><text:span text:style-name="T4">Ator </text:span></text:span><text:span text:style-name="Fonte_20_parág._20_padrão"><text:span text:style-name="T5">confirma a operação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12934942784514" text:continue-numbering="true" text:style-name="WW8Num15">
                <text:list-item>
                  <text:p text:style-name="P32"><text:span text:style-name="Fonte_20_parág._20_padrão"><text:span text:style-name="T25">Sistema verifica informações do estagiário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12934930903059" text:continue-numbering="true" text:style-name="WW8Num15">
                <text:list-item>
                  <text:p text:style-name="P32"><text:span text:style-name="Fonte_20_parág._20_padrão"><text:span text:style-name="T5">Sistema cadastra informações do estagiário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12935728824105" text:continue-numbering="true" text:style-name="WW8Num15">
                <text:list-item>
                  <text:p text:style-name="P33">Sistema adiciona a turma escolhida;</text:p>
                </text:list-item>
              </text:list>
            </table:table-cell>
          </table:table-row>
        </table:table>
        <text:h text:style-name="P30" text:outline-level="3"><text:bookmark-end text:name="_Ref88992566"/><text:bookmark-start text:name="_Ref89056686"/><text:bookmark-start text:name="_Ref83717314"/><text:bookmark-start text:name="_Ref89658577"/><text:bookmark-start text:name="_Ref305840747"/><text:soft-page-break/></text:h>
        <text:list xml:id="list112934828273241" text:continue-list="list112934321656464" text:style-name="WW8Num2">
          <text:list-item>
            <text:list>
              <text:list-item>
                <text:h text:style-name="P22" text:outline-level="2"><text:bookmark-end text:name="_Ref89056686"/><text:bookmark-end text:name="_Ref83717314"/><text:bookmark-end text:name="_Ref89658577"/><text:bookmark-end text:name="_Ref305840747"/><text:bookmark-start text:name="__RefHeading__155_1511968741"/><text:bookmark-start text:name="__RefHeading__242_316480181"/><text:bookmark-start text:name="__RefHeading__109_349077762"/><text:bookmark-start text:name="__RefHeading__81_1275273786"/><text:bookmark-start text:name="__RefHeading__486_490762481"/><text:bookmark-start text:name="__RefHeading__462_1105478727"/><text:bookmark-start text:name="__RefHeading__63_178789685"/><text:bookmark-start text:name="__RefHeading__7653_1906137012"/><text:bookmark-start text:name="__RefHeading__266_309531963"/><text:span text:style-name="T14">Fluxos</text:span><text:span text:style-name="Fonte_20_parág._20_padrão"><text:span text:style-name="T16"> </text:span></text:span><text:span text:style-name="T14">Alternativos</text:span><text:bookmark-end text:name="__RefHeading__155_1511968741"/><text:bookmark-end text:name="__RefHeading__242_316480181"/><text:bookmark-end text:name="__RefHeading__109_349077762"/><text:bookmark-end text:name="__RefHeading__81_1275273786"/><text:bookmark-end text:name="__RefHeading__486_490762481"/><text:bookmark-end text:name="__RefHeading__462_1105478727"/><text:bookmark-end text:name="__RefHeading__63_178789685"/><text:bookmark-end text:name="__RefHeading__7653_1906137012"/><text:bookmark-end text:name="__RefHeading__266_309531963"/></text:h>
              </text:list-item>
            </text:list>
          </text:list-item>
        </text:list>
        <text:p text:style-name="P35"><text:span text:style-name="Fonte_20_parág._20_padrão"><text:span text:style-name="T24"/></text:span></text:p>
        <table:table table:name="Tabela4" table:style-name="Tabela4">
          <table:table-column table:style-name="Tabela4.A"/>
          <table:table-row table:style-name="Tabela4.1">
            <table:table-cell table:style-name="Tabela4.A1" office:value-type="string">
              <text:list xml:id="list112935900701609" text:continue-list="list112935728824105" text:style-name="WW8Num15">
                <text:list-item text:start-value="1">
                  <text:p text:style-name="P31"><text:span text:style-name="Fonte_20_parág._20_padrão"><text:span text:style-name="T20"><text:s text:c="2"/>Ator </text:span></text:span><text:span text:style-name="Fonte_20_parág._20_padrão"><text:span text:style-name="T21">informa </text:span></text:span><text:span text:style-name="Fonte_20_parág._20_padrão"><text:span text:style-name="T22">os dados</text:span></text:span><text:span text:style-name="Fonte_20_parág._20_padrão"><text:span text:style-name="T21"> </text:span></text:span><text:span text:style-name="Fonte_20_parág._20_padrão"><text:span text:style-name="T22">de contas pessoais (Github, Redmine, Turma);</text:span></text:span></text:p>
                </text:list-item>
              </text:list>
            </table:table-cell>
          </table:table-row>
          <table:table-row table:style-name="Tabela4.1">
            <table:table-cell table:style-name="Tabela4.A2" office:value-type="string">
              <text:list xml:id="list112935750308665" text:continue-numbering="true" text:style-name="WW8Num15">
                <text:list-item>
                  <text:p text:style-name="P40"><text:span text:style-name="Fonte_20_parág._20_padrão"><text:span text:style-name="T4">Ator </text:span></text:span><text:span text:style-name="Fonte_20_parág._20_padrão"><text:span text:style-name="T5">confirma a operação;</text:span></text:span></text:p>
                </text:list-item>
              </text:list>
            </table:table-cell>
          </table:table-row>
          <table:table-row table:style-name="Tabela4.1">
            <table:table-cell table:style-name="Tabela4.A2" office:value-type="string">
              <text:list xml:id="list112934163599581" text:continue-numbering="true" text:style-name="WW8Num15">
                <text:list-item>
                  <text:p text:style-name="P32"><text:span text:style-name="Fonte_20_parág._20_padrão"><text:span text:style-name="T25">Sistema verifica informações do estagiário;</text:span></text:span></text:p>
                </text:list-item>
              </text:list>
            </table:table-cell>
          </table:table-row>
          <table:table-row table:style-name="Tabela4.1">
            <table:table-cell table:style-name="Tabela4.A2" office:value-type="string">
              <text:list xml:id="list112934454190881" text:continue-numbering="true" text:style-name="WW8Num15">
                <text:list-item>
                  <text:p text:style-name="P32"><text:span text:style-name="Fonte_20_parág._20_padrão"><text:span text:style-name="T5">Sistema inválida informações do estagiário;</text:span></text:span></text:p>
                </text:list-item>
              </text:list>
            </table:table-cell>
          </table:table-row>
          <table:table-row table:style-name="Tabela4.1">
            <table:table-cell table:style-name="Tabela4.A2" office:value-type="string">
              <text:list xml:id="list112934082089919" text:continue-numbering="true" text:style-name="WW8Num15">
                <text:list-item>
                  <text:p text:style-name="P32"><text:span text:style-name="Fonte_20_parág._20_padrão"><text:span text:style-name="T5">Sistema não cadastra informações do estagiário;</text:span></text:span></text:p>
                </text:list-item>
              </text:list>
            </table:table-cell>
          </table:table-row>
        </table:table>
        <text:p text:style-name="P18"/>
        <text:list xml:id="list112933988097596" text:continue-list="list112934828273241" text:style-name="WW8Num2">
          <text:list-item>
            <text:list>
              <text:list-item>
                <text:h text:style-name="P23" text:outline-level="2"><text:bookmark-start text:name="__RefHeading__157_1511968741"/><text:bookmark-start text:name="__RefHeading__244_316480181"/><text:bookmark-start text:name="__RefHeading__111_349077762"/><text:bookmark-start text:name="__RefHeading__7697_1906137012"/><text:bookmark-start text:name="__RefHeading__268_309531963"/><text:span text:style-name="Fonte_20_parág._20_padrão"><text:span text:style-name="T23">Fluxos de Exceção</text:span></text:span><text:bookmark-end text:name="__RefHeading__157_1511968741"/><text:bookmark-end text:name="__RefHeading__244_316480181"/><text:bookmark-end text:name="__RefHeading__111_349077762"/><text:bookmark-end text:name="__RefHeading__7697_1906137012"/><text:bookmark-end text:name="__RefHeading__268_309531963"/></text:h>
              </text:list-item>
            </text:list>
          </text:list-item>
        </text:list>
        <text:p text:style-name="P17">Não se aplica</text:p>
        <text:list xml:id="list112935338974934" text:continue-numbering="true" text:style-name="WW8Num2">
          <text:list-item>
            <text:list>
              <text:list-item>
                <text:h text:style-name="P24" text:outline-level="2"><text:span text:style-name="T14">Pré-Condiçõe</text:span><text:span text:style-name="T15">s</text:span></text:h>
                <text:h text:style-name="P25" text:outline-level="2"><text:span text:style-name="Fonte_20_parág._20_padrão"><text:span text:style-name="T31">Estagiário </text:span></text:span><text:span text:style-name="Fonte_20_parág._20_padrão"><text:span text:style-name="T32">e</text:span></text:span><text:span text:style-name="Fonte_20_parág._20_padrão"><text:span text:style-name="T31">stá cadastrado no sistema</text:span></text:span></text:h>
              </text:list-item>
            </text:list>
          </text:list-item>
        </text:list>
        <text:p text:style-name="P6"><text:bookmark-start text:name="__RefHeading__7720_1906137012"/><text:span text:style-name="Fonte_20_parág._20_padrão"><text:span text:style-name="T33">Para que o caso de uso seja iniciado é necessário que o </text:span></text:span><text:span text:style-name="Fonte_20_parág._20_padrão"><text:span text:style-name="T35">estagiário esteja cadastrado no sistema</text:span></text:span><text:span text:style-name="Fonte_20_parág._20_padrão"><text:span text:style-name="T34">.</text:span></text:span><text:span text:style-name="Fonte_20_parág._20_padrão"><text:span text:style-name="T33"> </text:span></text:span><text:bookmark-end text:name="__RefHeading__7720_1906137012"/></text:p>
        <text:list xml:id="list112935512443628" text:continue-numbering="true" text:style-name="WW8Num2">
          <text:list-item>
            <text:list>
              <text:list-item>
                <text:h text:style-name="P21" text:outline-level="2"><text:bookmark-start text:name="__RefHeading__163_1511968741"/><text:bookmark-start text:name="__RefHeading__250_316480181"/><text:bookmark-start text:name="__RefHeading__117_349077762"/><text:bookmark-start text:name="__RefHeading__89_1275273786"/><text:bookmark-start text:name="__RefHeading__71_178789685"/><text:bookmark-start text:name="__RefHeading__470_1105478727"/><text:bookmark-start text:name="__RefHeading__494_490762481"/><text:bookmark-start text:name="__RefHeading__7661_1906137012"/><text:bookmark-start text:name="__RefHeading__274_309531963"/>Pós-Condições<text:bookmark-end text:name="__RefHeading__163_1511968741"/><text:bookmark-end text:name="__RefHeading__250_316480181"/><text:bookmark-end text:name="__RefHeading__117_349077762"/><text:bookmark-end text:name="__RefHeading__89_1275273786"/><text:bookmark-end text:name="__RefHeading__71_178789685"/><text:bookmark-end text:name="__RefHeading__470_1105478727"/><text:bookmark-end text:name="__RefHeading__494_490762481"/><text:bookmark-end text:name="__RefHeading__7661_1906137012"/><text:bookmark-end text:name="__RefHeading__274_309531963"/></text:h>
              </text:list-item>
            </text:list>
          </text:list-item>
        </text:list>
        <text:p text:style-name="P5"><text:span text:style-name="T27">O estagiário é adicionado a uma turma </text:span><text:span text:style-name="T28">selecionada.</text:span></text:p>
        <text:list xml:id="list112934995990877" text:continue-numbering="true" text:style-name="WW8Num2">
          <text:list-item>
            <text:h text:style-name="P28" text:outline-level="1"><text:bookmark-start text:name="__RefHeading__165_1511968741"/><text:bookmark-start text:name="__RefHeading__252_316480181"/><text:bookmark-start text:name="__RefHeading__119_349077762"/><text:bookmark-start text:name="__RefHeading__7663_1906137012"/><text:bookmark-start text:name="__RefHeading__91_1275273786"/><text:bookmark-start text:name="__RefHeading__496_490762481"/><text:bookmark-start text:name="__RefHeading__472_1105478727"/><text:bookmark-start text:name="__RefHeading__73_178789685"/><text:bookmark-start text:name="__RefHeading__276_309531963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_RefHeading__165_1511968741"/><text:bookmark-end text:name="__RefHeading__252_316480181"/><text:bookmark-end text:name="__RefHeading__119_349077762"/><text:bookmark-end text:name="__RefHeading__7663_1906137012"/><text:bookmark-end text:name="__RefHeading__91_1275273786"/><text:bookmark-end text:name="__RefHeading__496_490762481"/><text:bookmark-end text:name="__RefHeading__472_1105478727"/><text:bookmark-end text:name="__RefHeading__73_178789685"/><text:bookmark-end text:name="__RefHeading__276_309531963"/></text:h>
          </text:list-item>
        </text:list>
        <text:p text:style-name="P34"><text:span text:style-name="T14">Não</text:span><text:span text:style-name="Fonte_20_parág._20_padrão"><text:span text:style-name="T16"> </text:span></text:span><text:span text:style-name="T14">se</text:span><text:span text:style-name="Fonte_20_parág._20_padrão"><text:span text:style-name="T16"> </text:span></text:span><text:span text:style-name="T14">aplica</text:span></text:p>
        <text:list xml:id="list112933976806775" text:continue-numbering="true" text:style-name="WW8Num2">
          <text:list-item>
            <text:list>
              <text:list-item>
                <text:list>
                  <text:list-item>
                    <text:h text:style-name="P29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14">Pontos</text:span><text:span text:style-name="Fonte_20_parág._20_padrão"><text:span text:style-name="T16"> </text:span></text:span><text:span text:style-name="T14">de</text:span><text:span text:style-name="Fonte_20_parág._20_padrão"><text:span text:style-name="T16"> </text:span></text:span><text:span text:style-name="T14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34"><text:span text:style-name="T14">Não</text:span><text:span text:style-name="Fonte_20_parág._20_padrão"><text:span text:style-name="T16"> </text:span></text:span><text:span text:style-name="T14">se</text:span><text:span text:style-name="Fonte_20_parág._20_padrão"><text:span text:style-name="T16"> </text:span></text:span><text:span text:style-name="T14">aplica</text:span></text:p>
        <text:list xml:id="list112934447545995" text:continue-numbering="true" text:style-name="WW8Num2">
          <text:list-item>
            <text:list>
              <text:list-item>
                <text:list>
                  <text:list-item>
                    <text:h text:style-name="P29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14">Pontos</text:span><text:span text:style-name="Fonte_20_parág._20_padrão"><text:span text:style-name="T16"> </text:span></text:span><text:span text:style-name="T14">de</text:span><text:span text:style-name="Fonte_20_parág._20_padrão"><text:span text:style-name="T16"> </text:span></text:span><text:span text:style-name="T14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36"><text:bookmark-end text:name="_Ref439573339"/><text:bookmark-end text:name="_Ref418497390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7_1275273786"/><text:bookmark-end text:name="__RefHeading__482_490762481"/><text:bookmark-end text:name="__RefHeading__458_1105478727"/><text:bookmark-end text:name="__RefHeading__59_178789685"/>Não se aplica<text:bookmark-end text:name="__RefHeading__141_1511968741"/><text:bookmark-end text:name="__RefHeading__228_316480181"/><text:bookmark-end text:name="__RefHeading__95_349077762"/><text:bookmark-end text:name="__RefHeading__7639_1906137012"/><text:bookmark-end text:name="__RefHeading__250_309531963"/><text:bookmark-end text:name="__RefHeading__143_1511968741"/><text:bookmark-end text:name="__RefHeading__230_316480181"/><text:bookmark-end text:name="__RefHeading__97_349077762"/><text:bookmark-end text:name="__RefHeading__7641_1906137012"/><text:bookmark-end text:name="__RefHeading__252_309531963"/><text:bookmark-end text:name="__RefHeading__147_1511968741"/><text:bookmark-end text:name="__RefHeading__234_316480181"/><text:bookmark-end text:name="__RefHeading__101_349077762"/><text:bookmark-end text:name="__RefHeading__7645_1906137012"/><text:bookmark-end text:name="__RefHeading__256_309531963"/><text:bookmark-end text:name="__RefHeading__149_1511968741"/><text:bookmark-end text:name="__RefHeading__236_316480181"/><text:bookmark-end text:name="__RefHeading__103_349077762"/><text:bookmark-end text:name="__RefHeading__7647_1906137012"/><text:bookmark-end text:name="__RefHeading__260_309531963"/><text:bookmark-end text:name="__RefHeading__151_1511968741"/><text:bookmark-end text:name="__RefHeading__238_316480181"/><text:bookmark-end text:name="__RefHeading__105_349077762"/><text:bookmark-end text:name="__RefHeading__7695_1906137012"/><text:bookmark-end text:name="__RefHeading__262_309531963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762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left="1.016cm" fo:margin-right="0cm" fo:margin-top="0.423cm" fo:margin-bottom="0.212cm" style:contextual-spacing="false" fo:line-height="100%" fo:text-align="start" style:justify-single-word="false" fo:keep-together="auto" fo:orphans="2" fo:widows="2" fo:hyphenation-ladder-count="no-limit" fo:text-indent="-1.016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left="1.27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27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left="1.52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524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1.524cm"/>
          <style:tab-stop style:position="3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left="1.778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778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left="2.032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032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left="2.286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286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left="2.5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5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left="2.79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79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hyphenation-ladder-count="no-limit" fo:text-indent="1.251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" style:display-name="Corpo de texto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" style:display-name="Texto de nota de rodapé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8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" style:display-name="Recuo de corpo de texto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_20__28_user_29_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3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1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8Num18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" style:family="text"/>
    <style:style style:name="WW-Absatz-Standardschriftart1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/>
    </style:style>
    <style:style style:name="HiperlinkVisitado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10pt" style:font-name-complex="OpenSymbol1" style:font-family-complex="OpenSymbol, 'Arial Unicode MS'" style:font-charset-complex="x-symbol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1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MP2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MT1" style:family="text">
      <style:text-properties style:font-name-asian="Arial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2.519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>
        <style:header-footer-properties fo:min-height="0.512cm" fo:margin-left="0cm" fo:margin-right="0cm" fo:margin-top="0.41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12.845cm" svg:y="-0.298cm" svg:width="2.332cm" svg:height="1.609cm" draw:z-index="3"><draw:image xlink:href="Pictures/100000000000014D000000F71EB27119.png" xlink:type="simple" xlink:show="embed" xlink:actuate="onLoad"/></draw:frame><text:span text:style-name="Fonte_20_parág._20_padrão"><text:span text:style-name="MT1"> <text:s text:c="6"/></text:span></text:span><text:span text:style-name="Fonte_20_parág._20_padrão"><text:span text:style-name="MT1"><draw:frame draw:style-name="Mfr2" draw:name="Imagem2" text:anchor-type="as-char" svg:width="2.096cm" svg:height="0.429cm" draw:z-index="1"><draw:image xlink:href="Pictures/10000000000000A9000000411FAE20E0.png" xlink:type="simple" xlink:show="embed" xlink:actuate="onLoad"/></draw:frame></text:span></text:span><text:span text:style-name="Fonte_20_parág._20_padrão"><text:span text:style-name="MT1"> <text:s text:c="78"/></text:span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4-13T11:29:33.846703171</dc:date>
    <meta:print-date>2007-05-07T23:41:00</meta:print-date>
    <meta:editing-cycles>32</meta:editing-cycles>
    <meta:editing-duration>PT1H33M37S</meta:editing-duration>
    <meta:generator>LibreOffice/4.2.7.2$Linux_X86_64 LibreOffice_project/420m0$Build-2</meta:generator>
    <meta:document-statistic meta:table-count="3" meta:image-count="2" meta:object-count="0" meta:page-count="2" meta:paragraph-count="45" meta:word-count="200" meta:character-count="1362" meta:non-whitespace-character-count="1128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